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7.145cm">
          <text:p text:style-name="P3"/>
        </draw:line>
        <draw:frame draw:style-name="gr3" draw:text-style-name="P4" draw:layer="layout" svg:width="5.08cm" svg:height="12.7cm" svg:x="0.635cm" svg:y="4.445cm">
          <draw:text-box>
            <text:p text:style-name="P3"><text:span text:style-name="T1">+ <text:s/>- <text:s/>* <text:s/>** <text:s/>/ <text:s/>// <text:s/>%</text:span></text:p>
            <text:p text:style-name="P3"><text:span text:style-name="T1">\ <text:s/>= <text:s/>\= <text:s/>&lt;&gt; <text:s/>&gt;&lt; <text:s/>== \==</text:span></text:p>
            <text:p text:style-name="P3"><text:span text:style-name="T1">&gt; <text:s/>&gt;= <text:s/>\&gt; <text:s/>&lt; <text:s/>&lt;= <text:s/>\&lt;</text:span></text:p>
            <text:p text:style-name="P3"><text:span text:style-name="T1">&gt;&gt; <text:s/>&gt;&gt;= <text:s/>&lt;&lt; <text:s/>&lt;&lt;=</text:span></text:p>
            <text:p text:style-name="P3"><text:span text:style-name="T1">\&lt;&lt; <text:s/>\&gt;&gt; <text:s/>&amp; <text:s/>&amp;&amp; <text:s/>| <text:s/>||</text:span></text:p>
            <text:p text:style-name="P3"><text:span text:style-name="T1">' ' <text:s/>(abuttal)</text:span></text:p>
            <text:p text:style-name="P3"><text:span text:style-name="T1">' <text:s/>' (blank)</text:span></text:p>
            <text:p text:style-name="P3"><text:span text:style-name="T1">abbrev</text:span></text:p>
            <text:p text:style-name="P3"><text:span text:style-name="T1">abs</text:span></text:p>
            <text:p text:style-name="P3"><text:span text:style-name="T1">b2x</text:span></text:p>
            <text:p text:style-name="P3"><text:span text:style-name="T1">bitAnd</text:span></text:p>
            <text:p text:style-name="P3"><text:span text:style-name="T1">bitOr</text:span></text:p>
            <text:p text:style-name="P3"><text:span text:style-name="T1">bitXor</text:span></text:p>
            <text:p text:style-name="P3"><text:span text:style-name="T1">c2d</text:span></text:p>
            <text:p text:style-name="P3"><text:span text:style-name="T1">c2x</text:span></text:p>
            <text:p text:style-name="P3"><text:span text:style-name="T1">caselessChangeStr</text:span></text:p>
            <text:p text:style-name="P3"><text:span text:style-name="T1">caselessCompare</text:span></text:p>
            <text:p text:style-name="P3"><text:span text:style-name="T1">caselessCompareTo</text:span></text:p>
            <text:p text:style-name="P3"><text:span text:style-name="T1">caselessCountStr</text:span></text:p>
            <text:p text:style-name="P3"><text:span text:style-name="T1">caselessEquals</text:span></text:p>
            <text:p text:style-name="P3"><text:span text:style-name="T1">caselessLastPos</text:span></text:p>
            <text:p text:style-name="P3"><text:span text:style-name="T1">caselessMatch</text:span></text:p>
            <text:p text:style-name="P3"><text:span text:style-name="T1">caselessMatchChar</text:span></text:p>
            <text:p text:style-name="P3"><text:span text:style-name="T1">caselessPos</text:span></text:p>
            <text:p text:style-name="P3"><text:span text:style-name="T1">cadelessWordPos</text:span></text:p>
            <text:p text:style-name="P3"><text:span text:style-name="T1">center, centre</text:span></text:p>
          </draw:text-box>
        </draw:frame>
        <draw:line draw:style-name="gr2" draw:text-style-name="P2" draw:layer="layout" svg:x1="15.24cm" svg:y1="17.145cm" svg:x2="0.635cm" svg:y2="17.145cm">
          <text:p text:style-name="P3"/>
        </draw:line>
        <draw:custom-shape draw:style-name="gr1" draw:text-style-name="P1" draw:layer="layout" svg:width="14.605cm" svg:height="0.635cm" svg:x="0.635cm" svg:y="1.905cm">
          <text:p text:style-name="P1">Str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55cm" svg:y1="1.27cm" svg:x2="7.955cm" svg:y2="1.905cm">
          <text:p text:style-name="P3"/>
        </draw:line>
        <draw:frame draw:style-name="gr4" draw:text-style-name="P4" draw:layer="layout" svg:width="6.35cm" svg:height="0.725cm" svg:x="0.635cm" svg:y="3.08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3.81cm" svg:x2="5.715cm" svg:y2="3.81cm">
          <text:p text:style-name="P3"/>
        </draw:line>
        <draw:frame draw:style-name="gr3" draw:text-style-name="P4" draw:layer="layout" svg:width="5.08cm" svg:height="12.7cm" svg:x="5.715cm" svg:y="4.445cm">
          <draw:text-box>
            <text:p text:style-name="P3"><text:span text:style-name="T1">changestr</text:span></text:p>
            <text:p text:style-name="P3"><text:span text:style-name="T1">compare</text:span></text:p>
            <text:p text:style-name="P3"><text:span text:style-name="T1">compareTo</text:span></text:p>
            <text:p text:style-name="P3"><text:span text:style-name="T1">copies</text:span></text:p>
            <text:p text:style-name="P3"><text:span text:style-name="T1">countstr</text:span></text:p>
            <text:p text:style-name="P3"><text:span text:style-name="T1">d2c</text:span></text:p>
            <text:p text:style-name="P3"><text:span text:style-name="T1">d2x</text:span></text:p>
            <text:p text:style-name="P3"><text:span text:style-name="T1">dataType</text:span></text:p>
            <text:p text:style-name="P3"><text:span text:style-name="T1">decodeBase64</text:span></text:p>
            <text:p text:style-name="P3"><text:span text:style-name="T1">delStr</text:span></text:p>
            <text:p text:style-name="P3"><text:span text:style-name="T1">delWord</text:span></text:p>
            <text:p text:style-name="P3"><text:span text:style-name="T1">encodeBase64</text:span></text:p>
            <text:p text:style-name="P3"><text:span text:style-name="T1">equals</text:span></text:p>
            <text:p text:style-name="P3"><text:span text:style-name="T1">format</text:span></text:p>
            <text:p text:style-name="P3"><text:span text:style-name="T1">insert</text:span></text:p>
            <text:p text:style-name="P3"><text:span text:style-name="T1">lastPos</text:span></text:p>
            <text:p text:style-name="P3"><text:span text:style-name="T1">left</text:span></text:p>
            <text:p text:style-name="P3"><text:span text:style-name="T1">length</text:span></text:p>
            <text:p text:style-name="P3"><text:span text:style-name="T1">lower</text:span></text:p>
            <text:p text:style-name="P3"><text:span text:style-name="T1">makeArray</text:span></text:p>
            <text:p text:style-name="P3"><text:span text:style-name="T1">makeString</text:span></text:p>
            <text:p text:style-name="P3"><text:span text:style-name="T1">match</text:span></text:p>
            <text:p text:style-name="P3"><text:span text:style-name="T1">matchChar</text:span></text:p>
            <text:p text:style-name="P3"><text:span text:style-name="T1">max</text:span></text:p>
            <text:p text:style-name="P3"><text:span text:style-name="T1">min</text:span></text:p>
            <text:p text:style-name="P3"><text:span text:style-name="T1">overlay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frame draw:style-name="gr6" draw:text-style-name="P4" draw:layer="layout" svg:width="4.445cm" svg:height="12.75cm" svg:x="10.795cm" svg:y="4.395cm">
          <draw:text-box>
            <text:p text:style-name="P3"><text:span text:style-name="T1">pos</text:span></text:p>
            <text:p text:style-name="P3"><text:span text:style-name="T1">reverse</text:span></text:p>
            <text:p text:style-name="P3"><text:span text:style-name="T1">right</text:span></text:p>
            <text:p text:style-name="P3"><text:span text:style-name="T1">sign</text:span></text:p>
            <text:p text:style-name="P3"><text:span text:style-name="T1">space</text:span></text:p>
            <text:p text:style-name="P3"><text:span text:style-name="T1">strip</text:span></text:p>
            <text:p text:style-name="P3"><text:span text:style-name="T1">subChar</text:span></text:p>
            <text:p text:style-name="P3"><text:span text:style-name="T1">subStr</text:span></text:p>
            <text:p text:style-name="P3"><text:span text:style-name="T1">subWord</text:span></text:p>
            <text:p text:style-name="P3"><text:span text:style-name="T1">translate</text:span></text:p>
            <text:p text:style-name="P3"><text:span text:style-name="T1">trunc</text:span></text:p>
            <text:p text:style-name="P3"><text:span text:style-name="T1">upper</text:span></text:p>
            <text:p text:style-name="P3"><text:span text:style-name="T1">verify</text:span></text:p>
            <text:p text:style-name="P3"><text:span text:style-name="T1">word</text:span></text:p>
            <text:p text:style-name="P3"><text:span text:style-name="T1">wordIndex</text:span></text:p>
            <text:p text:style-name="P3"><text:span text:style-name="T1">wordLength</text:span></text:p>
            <text:p text:style-name="P3"><text:span text:style-name="T1">wordPos</text:span></text:p>
            <text:p text:style-name="P3"><text:span text:style-name="T1">words</text:span></text:p>
            <text:p text:style-name="P3"><text:span text:style-name="T1">x2b</text:span></text:p>
            <text:p text:style-name="P3"><text:span text:style-name="T1">x2c</text:span></text:p>
            <text:p text:style-name="P3"><text:span text:style-name="T1">x2d</text:span></text:p>
          </draw:text-box>
        </draw:frame>
        <draw:line draw:style-name="gr2" draw:text-style-name="P2" draw:layer="layout" svg:x1="5.715cm" svg:y1="17.145cm" svg:x2="5.715cm" svg:y2="4.445cm">
          <text:p text:style-name="P3"/>
        </draw:line>
        <draw:line draw:style-name="gr2" draw:text-style-name="P2" draw:layer="layout" svg:x1="10.795cm" svg:y1="4.445cm" svg:x2="10.795cm" svg:y2="17.1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5T08:51:52</dc:date>
    <dc:language>en-US</dc:language>
    <meta:editing-cycles>8</meta:editing-cycles>
    <meta:editing-duration>PT1H6M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